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><text:span text:style-name="T6">(</text:span><text:span text:style-name="T6">c</text:span><text:span text:style-name="T6">o</text:span><text:span text:style-name="T6">n</text:span><text:span text:style-name="T6">s</text:span><text:span text:style-name="T6">t</text:span><text:span text:style-name="T6">. </text:span><text:span text:style-name="T6">E</text:span><text:span text:style-name="T6">, </text:span><text:span text:style-name="T6">v</text:span><text:span text:style-name="T6">a</text:span><text:span text:style-name="T6">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><text:span text:style-name="T6">(</text:span><text:span text:style-name="T6">c</text:span><text:span text:style-name="T6">o</text:span><text:span text:style-name="T6">n</text:span><text:span text:style-name="T6">s</text:span><text:span text:style-name="T6">t</text:span><text:span text:style-name="T6">. </text:span><text:span text:style-name="T6">E</text:span><text:span text:style-name="T6">, </text:span><text:span text:style-name="T6">v</text:span><text:span text:style-name="T6">a</text:span><text:span text:style-name="T6">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><text:span text:style-name="T6">(</text:span><text:span text:style-name="T6">c</text:span><text:span text:style-name="T6">o</text:span><text:span text:style-name="T6">n</text:span><text:span text:style-name="T6">s</text:span><text:span text:style-name="T6">t</text:span><text:span text:style-name="T6">. </text:span><text:span text:style-name="T6">E</text:span><text:span text:style-name="T6">, </text:span><text:span text:style-name="T6">v</text:span><text:span text:style-name="T6">a</text:span><text:span text:style-name="T6">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><text:span text:style-name="T6">(</text:span><text:span text:style-name="T6">c</text:span><text:span text:style-name="T6">o</text:span><text:span text:style-name="T6">n</text:span><text:span text:style-name="T6">s</text:span><text:span text:style-name="T6">t</text:span><text:span text:style-name="T6">. </text:span><text:span text:style-name="T6">E</text:span><text:span text:style-name="T6">, </text:span><text:span text:style-name="T6">v</text:span><text:span text:style-name="T6">a</text:span><text:span text:style-name="T6">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><text:span text:style-name="T6">(</text:span><text:span text:style-name="T6">c</text:span><text:span text:style-name="T6">o</text:span><text:span text:style-name="T6">n</text:span><text:span text:style-name="T6">s</text:span><text:span text:style-name="T6">t</text:span><text:span text:style-name="T6">. </text:span><text:span text:style-name="T6">E</text:span><text:span text:style-name="T6">, </text:span><text:span text:style-name="T6">v</text:span><text:span text:style-name="T6">a</text:span><text:span text:style-name="T6">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><text:span text:style-name="T6">(</text:span><text:span text:style-name="T6">c</text:span><text:span text:style-name="T6">o</text:span><text:span text:style-name="T6">n</text:span><text:span text:style-name="T6">s</text:span><text:span text:style-name="T6">t</text:span><text:span text:style-name="T6">. </text:span><text:span text:style-name="T6">E</text:span><text:span text:style-name="T6">, </text:span><text:span text:style-name="T6">v</text:span><text:span text:style-name="T6">a</text:span><text:span text:style-name="T6">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 </text:span><text:span text:style-name="T1">E</text:span><text:span text:style-name="T1">, </text:span><text:span text:style-name="T1">v</text:span><text:span text:style-name="T1">a</text:span><text:span text:style-name="T1">r</text:span><text:span text:style-name="T1">. </text:span><text:span text:style-name="T1">B</text:span><text:span text:style-name="T1">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><text:span text:style-name="T6">(</text:span><text:span text:style-name="T6">c</text:span><text:span text:style-name="T6">o</text:span><text:span text:style-name="T6">n</text:span><text:span text:style-name="T6">s</text:span><text:span text:style-name="T6">t</text:span><text:span text:style-name="T6">. </text:span><text:span text:style-name="T6">E</text:span><text:span text:style-name="T6">, </text:span><text:span text:style-name="T6">v</text:span><text:span text:style-name="T6">a</text:span><text:span text:style-name="T6">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><text:span text:style-name="T6">(</text:span><text:span text:style-name="T6">c</text:span><text:span text:style-name="T6">o</text:span><text:span text:style-name="T6">n</text:span><text:span text:style-name="T6">s</text:span><text:span text:style-name="T6">t</text:span><text:span text:style-name="T6">. </text:span><text:span text:style-name="T6">E</text:span><text:span text:style-name="T6">, </text:span><text:span text:style-name="T6">v</text:span><text:span text:style-name="T6">a</text:span><text:span text:style-name="T6">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><text:span text:style-name="T6">(</text:span><text:span text:style-name="T6">c</text:span><text:span text:style-name="T6">o</text:span><text:span text:style-name="T6">n</text:span><text:span text:style-name="T6">s</text:span><text:span text:style-name="T6">t</text:span><text:span text:style-name="T6">. </text:span><text:span text:style-name="T6">E</text:span><text:span text:style-name="T6">, </text:span><text:span text:style-name="T6">v</text:span><text:span text:style-name="T6">a</text:span><text:span text:style-name="T6">r</text:span><text:span text:style-name="T6">. </text:span><text:span text:style-name="T6">B</text:span><text:span text:style-name="T6">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</text:span><text:span text:style-name="T6">o</text:span><text:span text:style-name="T6">l</text:span><text:span text:style-name="T6">t</text:span><text:span text:style-name="T6">a</text:span><text:span text:style-name="T6">g</text:span><text:span text:style-name="T6">e</text:span><text:span text:style-name="T6">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/text:p>
            <text:p><text:span text:style-name="T6">(</text:span><text:span text:style-name="T6">c</text:span><text:span text:style-name="T6">o</text:span><text:span text:style-name="T6">n</text:span><text:span text:style-name="T6">s</text:span><text:span text:style-name="T6">t</text:span><text:span text:style-name="T6">. </text:span><text:span text:style-name="T6">E</text:span><text:span text:style-name="T6">, </text:span><text:span text:style-name="T6">v</text:span><text:span text:style-name="T6">a</text:span><text:span text:style-name="T6">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1T00:04:04.490223328</dc:date>
    <meta:editing-duration>PT2H3M12S</meta:editing-duration>
    <meta:editing-cycles>42</meta:editing-cycles>
    <meta:generator>LibreOffice/7.3.3.2$Linux_X86_64 LibreOffice_project/30$Build-2</meta:generator>
    <meta:document-statistic meta:object-count="1078"/>
  </office:meta>
</office:document-meta>
</file>